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venir" svg:font-family="Avenir" style:font-pitch="variable"/>
    <style:font-face style:name="Avenir Next" svg:font-family="'Avenir Next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venir" fo:font-weight="bold" officeooo:rsid="001e5492" officeooo:paragraph-rsid="001e5492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Avenir" fo:font-weight="bold" officeooo:rsid="001e5492" officeooo:paragraph-rsid="001e5492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venir" fo:font-weight="bold" officeooo:rsid="001e5492" officeooo:paragraph-rsid="00200902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venir" fo:font-weight="bold" officeooo:rsid="00200902" officeooo:paragraph-rsid="0020090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venir" fo:font-weight="normal" officeooo:rsid="001e5492" officeooo:paragraph-rsid="001e549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0902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ghlights</text:p>
      <text:p text:style-name="P1"><text:span text:style-name="T1"/></text:p>
      <text:list xml:id="list3489353280" text:style-name="L1">
        <text:list-item>
          <text:p text:style-name="P3"><text:span text:style-name="T1">Autonomy-supportive language did not enhance performance </text:span><text:span text:style-name="T2">versus</text:span><text:span text:style-name="T1"> controlling language</text:span></text:p>
        </text:list-item>
        <text:list-item>
          <text:p text:style-name="P2"><text:span text:style-name="T1">Autonomy-supportive language did not enhance learning </text:span><text:span text:style-name="T2">versus</text:span><text:span text:style-name="T1"> controlling language</text:span></text:p>
        </text:list-item>
        <text:list-item>
          <text:p text:style-name="P2"><text:span text:style-name="T1">Autonomy-supportive language increased perceptions of autonomy</text:span></text:p>
        </text:list-item>
        <text:list-item>
          <text:p text:style-name="P4"><text:span text:style-name="T1">Instructional language effects may depend on skill level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venir" svg:font-family="Avenir" style:font-pitch="variable"/>
    <style:font-face style:name="Avenir Next" svg:font-family="'Avenir Next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40:42.835341090</meta:creation-date>
    <dc:date>2023-05-19T14:56:01.349179067</dc:date>
    <meta:editing-duration>PT5M8S</meta:editing-duration>
    <meta:editing-cycles>1</meta:editing-cycles>
    <meta:document-statistic meta:table-count="0" meta:image-count="0" meta:object-count="0" meta:page-count="1" meta:paragraph-count="5" meta:word-count="37" meta:character-count="297" meta:non-whitespace-character-count="269"/>
    <meta:generator>LibreOffice/7.3.7.2$Linux_X86_64 LibreOffice_project/30$Build-2</meta:generator>
  </office:meta>
</office:document-meta>
</file>